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ranch id</text:p>
          </table:table-cell>
          <table:table-cell table:style-name="ce1" office:value-type="string">
            <text:p>Customer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ate of birth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5.11.1908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">
            <text:p>2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16">
            <text:p>16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3.03.1932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96">
            <text:p>96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2:Sheet1.F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7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31T17:17:04</dc:date>
    <meta:editing-duration>PT03H19M17S</meta:editing-duration>
    <meta:editing-cycles>5</meta:editing-cycles>
    <meta:document-statistic meta:table-count="1" meta:cell-count="78" meta:object-count="0"/>
  </office:meta>
</office:document-meta>
</file>